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0.889in"/>
    </style:style>
    <style:style style:name="co5" style:family="table-column">
      <style:table-column-properties fo:break-before="auto" style:column-width="3.0917in"/>
    </style:style>
    <style:style style:name="co6" style:family="table-column">
      <style:table-column-properties fo:break-before="auto" style:column-width="3.6717in"/>
    </style:style>
    <style:style style:name="co7" style:family="table-column">
      <style:table-column-properties fo:break-before="auto" style:column-width="1.5654in"/>
    </style:style>
    <style:style style:name="co8" style:family="table-column">
      <style:table-column-properties fo:break-before="auto" style:column-width="0.8453in"/>
    </style:style>
    <style:style style:name="co9" style:family="table-column">
      <style:table-column-properties fo:break-before="auto" style:column-width="0.8709in"/>
    </style:style>
    <style:style style:name="co10" style:family="table-column">
      <style:table-column-properties fo:break-before="auto" style:column-width="0.948in"/>
    </style:style>
    <style:style style:name="co11"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5" table:default-cell-style-name="ce39"/>
        <table:table-column table:style-name="co6" table:default-cell-style-name="ce39"/>
        <table:table-column table:style-name="co7" table:default-cell-style-name="ce33"/>
        <table:table-column table:style-name="co8" table:default-cell-style-name="ce33"/>
        <table:table-column table:style-name="co9" table:default-cell-style-name="ce33"/>
        <table:table-column table:style-name="co10" table:default-cell-style-name="ce25"/>
        <table:table-column table:style-name="co11" table:default-cell-style-name="ce39"/>
        <table:table-column table:style-name="co9"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3- <text:s/>January 19)</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table:table-cell/>
          <table:table-cell table:style-name="ce37" table:formula="of:=IF(OR([.D71]=&quot;&quot;;[.E71]=&quot;&quot;);&quot;&quot;;[.D71]-[.E71])">
            <text:p/>
          </table:table-cell>
          <table:table-cell table:style-name="ce37" table:formula="of:=IF(OR([.H70]=&quot;&quot;;[.E71]=0);&quot;&quot;;ABS([.H70])/[.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1]=&quot;&quot;;[.E72]=0);&quot;&quot;;ABS([.H71])/[.E72]*100)">
            <text:p/>
          </table:table-cell>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3]=&quot;&quot;;[.E73]=&quot;&quot;);&quot;&quot;;[.D73]-[.E73])">
            <text:p/>
          </table:table-cell>
          <table:table-cell table:style-name="ce37" table:formula="of:=IF(OR([.H72]=&quot;&quot;;[.E73]=0);&quot;&quot;;ABS([.H72])/[.E73]*100)">
            <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Ongoing</text:p>
          </table:table-cell>
          <table:table-cell/>
          <table:table-cell table:style-name="ce37" table:formula="of:=IF(OR([.D74]=&quot;&quot;;[.E74]=&quot;&quot;);&quot;&quot;;[.D74]-[.E74])">
            <text:p/>
          </table:table-cell>
          <table:table-cell table:style-name="ce37" table:formula="of:=IF(OR([.H73]=&quot;&quot;;[.E74]=0);&quot;&quot;;ABS([.H73])/[.E74]*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5]=&quot;&quot;;[.E75]=&quot;&quot;);&quot;&quot;;[.D75]-[.E75])" office:value-type="float" office:value="0" calcext:value-type="float">
            <text:p>0</text:p>
          </table:table-cell>
          <table:table-cell table:style-name="ce37" table:formula="of:=IF(OR([.H74]=&quot;&quot;;[.E75]=0);&quot;&quot;;ABS([.H74])/[.E75]*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6]=&quot;&quot;;[.E76]=&quot;&quot;);&quot;&quot;;[.D76]-[.E76])" office:value-type="float" office:value="0" calcext:value-type="float">
            <text:p>0</text:p>
          </table:table-cell>
          <table:table-cell table:style-name="ce37" table:formula="of:=IF(OR([.H75]=&quot;&quot;;[.E76]=0);&quot;&quot;;ABS([.H75])/[.E7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7]=&quot;&quot;;[.E77]=&quot;&quot;);&quot;&quot;;[.D77]-[.E77])" office:value-type="float" office:value="-0.5" calcext:value-type="float">
            <text:p>-0.5</text:p>
          </table:table-cell>
          <table:table-cell table:style-name="ce37" table:formula="of:=IF(OR([.H76]=&quot;&quot;;[.E77]=0);&quot;&quot;;ABS([.H76])/[.E77]*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1" calcext:value-type="float">
            <text:p>-1</text:p>
          </table:table-cell>
          <table:table-cell table:style-name="ce37" table:formula="of:=IF(OR([.H77]=&quot;&quot;;[.E78]=0);&quot;&quot;;ABS([.H77])/[.E78]*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9]=&quot;&quot;;[.E79]=&quot;&quot;);&quot;&quot;;[.D79]-[.E79])">
            <text:p/>
          </table:table-cell>
          <table:table-cell table:style-name="ce37" table:formula="of:=IF(OR([.H78]=&quot;&quot;;[.E79]=0);&quot;&quot;;ABS([.H78])/[.E79]*100)">
            <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5" calcext:value-type="float">
            <text:p>1.5</text:p>
          </table:table-cell>
          <table:table-cell/>
          <table:table-cell table:style-name="ce30" table:content-validation-name="val2" office:value-type="string" calcext:value-type="string">
            <text:p>Planned</text:p>
          </table:table-cell>
          <table:table-cell/>
          <table:table-cell table:style-name="ce37" table:formula="of:=IF(OR([.D80]=&quot;&quot;;[.E80]=&quot;&quot;);&quot;&quot;;[.D80]-[.E80])">
            <text:p/>
          </table:table-cell>
          <table:table-cell table:style-name="ce37" table:formula="of:=IF(OR([.H79]=&quot;&quot;;[.E80]=0);&quot;&quot;;ABS([.H79])/[.E80]*100)">
            <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table:table-cell table:style-name="ce30" table:content-validation-name="val2" office:value-type="string" calcext:value-type="string">
            <text:p>Planned</text:p>
          </table:table-cell>
          <table:table-cell/>
          <table:table-cell table:style-name="ce37" table:formula="of:=IF(OR([.D81]=&quot;&quot;;[.E81]=&quot;&quot;);&quot;&quot;;[.D81]-[.E81])">
            <text:p/>
          </table:table-cell>
          <table:table-cell table:style-name="ce37" table:formula="of:=IF(OR([.H80]=&quot;&quot;;[.E81]=0);&quot;&quot;;ABS([.H80])/[.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1]=&quot;&quot;;[.E82]=0);&quot;&quot;;ABS([.H81])/[.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2]=&quot;&quot;;[.E83]=0);&quot;&quot;;ABS([.H82])/[.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3]=&quot;&quot;;[.E84]=0);&quot;&quot;;ABS([.H83])/[.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4]=&quot;&quot;;[.E85]=0);&quot;&quot;;ABS([.H84])/[.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5]=&quot;&quot;;[.E86]=0);&quot;&quot;;ABS([.H85])/[.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6]=&quot;&quot;;[.E87]=0);&quot;&quot;;ABS([.H86])/[.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7]=&quot;&quot;;[.E88]=0);&quot;&quot;;ABS([.H87])/[.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8]=&quot;&quot;;[.E89]=0);&quot;&quot;;ABS([.H88])/[.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89]=&quot;&quot;;[.E90]=0);&quot;&quot;;ABS([.H89])/[.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0]=&quot;&quot;;[.E91]=0);&quot;&quot;;ABS([.H90])/[.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1]=&quot;&quot;;[.E92]=0);&quot;&quot;;ABS([.H91])/[.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2]=&quot;&quot;;[.E93]=0);&quot;&quot;;ABS([.H92])/[.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3]=&quot;&quot;;[.E94]=0);&quot;&quot;;ABS([.H93])/[.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4]=&quot;&quot;;[.E95]=0);&quot;&quot;;ABS([.H94])/[.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5]=&quot;&quot;;[.E96]=0);&quot;&quot;;ABS([.H95])/[.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6]=&quot;&quot;;[.E97]=0);&quot;&quot;;ABS([.H96])/[.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7]=&quot;&quot;;[.E98]=0);&quot;&quot;;ABS([.H97])/[.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8]=&quot;&quot;;[.E99]=0);&quot;&quot;;ABS([.H98])/[.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99]=&quot;&quot;;[.E100]=0);&quot;&quot;;ABS([.H99])/[.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0]=&quot;&quot;;[.E101]=0);&quot;&quot;;ABS([.H100])/[.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1]=&quot;&quot;;[.E102]=0);&quot;&quot;;ABS([.H101])/[.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2]=&quot;&quot;;[.E103]=0);&quot;&quot;;ABS([.H102])/[.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3]=&quot;&quot;;[.E104]=0);&quot;&quot;;ABS([.H103])/[.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9">
          <table:table-cell table:number-columns-repeated="1024"/>
        </table:table-row>
        <table:table-row table:style-name="ro9">
          <table:table-cell table:number-columns-repeated="1024"/>
        </table:table-row>
        <calcext:conditional-formats>
          <calcext:conditional-format calcext:target-range-address="Status.F73:Status.F65516 Status.F33:Status.F34 Status.F29:Status.F31 Status.F5:Status.F27 Status.F36:Status.F46 Status.F54:Status.F55 Status.F66:Status.F71 Status.F48:Status.F52 Status.F58:Status.F64">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1" fo:font-family="Arial" fo:font-size="10pt" style:font-name-asian="Noto Sans CJK SC" style:font-family-asian="'Noto Sans CJK SC'" style:font-family-generic-asian="system" style:font-pitch-asian="variable" style:font-size-asian="10pt" style:font-name-complex="Arial1"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3"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ext> </number:text>
      <number:am-pm/>
    </number:time-style>
    <number:time-style style:name="N10137" number:language="en" number:country="US">
      <number:hours/>
      <number:text>:</number:text>
      <number:minutes number:style="long"/>
      <number:text> </number:text>
      <number:am-pm/>
    </number:time-style>
    <number:date-style style:name="N10138" number:language="en" number:country="US">
      <number:month number:textual="true"/>
      <number:text>-</number:text>
      <number:year/>
    </number:date-style>
    <number:currency-style style:name="N10140P0" style:volatile="true" number:language="en" number:country="US">
      <number:currency-symbol/>
      <number:number number:decimal-places="0" number:min-decimal-places="0" number:min-integer-digits="1" number:grouping="true"/>
      <number:text> _)</number:text>
    </number:currency-style>
    <number:currency-style style:name="N1014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0P0"/>
    </number:currency-style>
    <number:date-style style:name="N10141" number:language="en" number:country="US">
      <number:day/>
      <number:text>-</number:text>
      <number:month number:textual="true"/>
    </number:date-style>
    <number:currency-style style:name="N10142P0" style:volatile="true" number:language="en" number:country="US">
      <number:currency-symbol/>
      <number:number number:decimal-places="0" number:min-decimal-places="0" number:min-integer-digits="1" number:grouping="true"/>
      <number:text> _)</number:text>
    </number:currency-style>
    <number:currency-style style:name="N10142" number:language="en" number:country="US">
      <number:text>(</number:text>
      <number:currency-symbol/>
      <number:number number:decimal-places="0" number:min-decimal-places="0" number:min-integer-digits="1" number:grouping="true"/>
      <number:text>)</number:text>
      <style:map style:condition="value()&gt;=0" style:apply-style-name="N10142P0"/>
    </number:currency-style>
    <number:date-style style:name="N10143" number:language="en" number:country="US">
      <number:day/>
      <number:text>-</number:text>
      <number:month number:textual="true"/>
      <number:text>-</number:text>
      <number:year/>
    </number:date-style>
    <number:date-style style:name="N10144" number:language="en" number:country="US">
      <number:month/>
      <number:text>/</number:text>
      <number:day/>
      <number:text>/</number:text>
      <number:year number:style="long"/>
    </number:date-style>
    <number:currency-style style:name="N10146P0" style:volatile="true" number:language="en" number:country="US">
      <number:currency-symbol/>
      <number:number number:decimal-places="2" number:min-decimal-places="2" number:min-integer-digits="1" number:grouping="true"/>
      <number:text> _)</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_)</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0">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10">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10T22:59:39.569470531</dc:date>
    <meta:print-date>2003-11-22T00:06:36</meta:print-date>
    <meta:editing-cycles>27</meta:editing-cycles>
    <meta:editing-duration>P4DT12H12M13S</meta:editing-duration>
    <meta:generator>LibreOffice/24.2.7.2$Linux_X86_64 LibreOffice_project/420$Build-2</meta:generator>
    <meta:document-statistic meta:table-count="2" meta:cell-count="814" meta:object-count="0"/>
  </office:meta>
</office:document-meta>
</file>